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46f711" officeooo:paragraph-rsid="0046f711"/>
    </style:style>
    <style:style style:name="P2" style:family="paragraph" style:parent-style-name="Text_20_body">
      <style:paragraph-properties fo:text-align="center" style:justify-single-word="false"/>
      <style:text-properties officeooo:rsid="0046595f" officeooo:paragraph-rsid="0046595f"/>
    </style:style>
    <style:style style:name="P3" style:family="paragraph" style:parent-style-name="Text_20_body">
      <style:text-properties officeooo:rsid="0046595f" officeooo:paragraph-rsid="0046595f"/>
    </style:style>
    <style:style style:name="P4" style:family="paragraph" style:parent-style-name="Text_20_body">
      <style:text-properties officeooo:rsid="004bc4df" officeooo:paragraph-rsid="004aafc1"/>
    </style:style>
    <style:style style:name="P5" style:family="paragraph" style:parent-style-name="Text_20_body">
      <style:text-properties officeooo:paragraph-rsid="004e9dfc"/>
    </style:style>
    <style:style style:name="P6" style:family="paragraph" style:parent-style-name="Footer">
      <style:paragraph-properties fo:text-align="center" style:justify-single-word="false"/>
    </style:style>
    <style:style style:name="P7" style:family="paragraph" style:parent-style-name="Standard">
      <style:text-properties officeooo:rsid="00bb59cb" officeooo:paragraph-rsid="00631532"/>
    </style:style>
    <style:style style:name="P8" style:family="paragraph" style:parent-style-name="Text_20_body" style:list-style-name="L1">
      <style:text-properties officeooo:rsid="0058693f" officeooo:paragraph-rsid="0058693f"/>
    </style:style>
    <style:style style:name="P9" style:family="paragraph" style:parent-style-name="Text_20_body" style:list-style-name="L1">
      <style:text-properties officeooo:rsid="0048c341" officeooo:paragraph-rsid="0048c341"/>
    </style:style>
    <style:style style:name="P10" style:family="paragraph" style:parent-style-name="Text_20_body" style:list-style-name="L2">
      <style:text-properties officeooo:rsid="0048c341" officeooo:paragraph-rsid="0048c341"/>
    </style:style>
    <style:style style:name="P11" style:family="paragraph" style:parent-style-name="Text_20_body" style:list-style-name="L4">
      <style:text-properties officeooo:rsid="0048c341" officeooo:paragraph-rsid="0060e3a2"/>
    </style:style>
    <style:style style:name="P12" style:family="paragraph" style:parent-style-name="Text_20_body" style:list-style-name="L1">
      <style:text-properties officeooo:rsid="0046f711" officeooo:paragraph-rsid="0046f711"/>
    </style:style>
    <style:style style:name="P13" style:family="paragraph" style:parent-style-name="Text_20_body" style:list-style-name="L2">
      <style:text-properties officeooo:rsid="004aafc1" officeooo:paragraph-rsid="004aafc1"/>
    </style:style>
    <style:style style:name="P14" style:family="paragraph" style:parent-style-name="Text_20_body" style:list-style-name="L3">
      <style:text-properties officeooo:rsid="00543dac" officeooo:paragraph-rsid="005528b5"/>
    </style:style>
    <style:style style:name="P15" style:family="paragraph" style:parent-style-name="Text_20_body" style:list-style-name="L3">
      <style:text-properties officeooo:rsid="00543dac" officeooo:paragraph-rsid="00543dac"/>
    </style:style>
    <style:style style:name="P16" style:family="paragraph" style:parent-style-name="Text_20_body" style:list-style-name="L4">
      <style:text-properties officeooo:paragraph-rsid="005fb79c"/>
    </style:style>
    <style:style style:name="P17" style:family="paragraph" style:parent-style-name="Text_20_body" style:list-style-name="L4">
      <style:text-properties officeooo:rsid="005a1784" officeooo:paragraph-rsid="0060e3a2"/>
    </style:style>
    <style:style style:name="P18" style:family="paragraph" style:parent-style-name="Text_20_body" style:list-style-name="L4">
      <style:text-properties officeooo:rsid="005e1ab6" officeooo:paragraph-rsid="0060e3a2"/>
    </style:style>
    <style:style style:name="P19" style:family="paragraph" style:parent-style-name="Text_20_body" style:list-style-name="L4">
      <style:text-properties officeooo:rsid="005fb79c" officeooo:paragraph-rsid="005fb79c"/>
    </style:style>
    <style:style style:name="P20" style:family="paragraph" style:parent-style-name="Text_20_body">
      <style:text-properties officeooo:rsid="0060e3a2" officeooo:paragraph-rsid="005fb79c"/>
    </style:style>
    <style:style style:name="P21" style:family="paragraph" style:parent-style-name="Text_20_body" style:list-style-name="L4">
      <style:text-properties officeooo:rsid="005b7935" officeooo:paragraph-rsid="0060e3a2"/>
    </style:style>
    <style:style style:name="P22" style:family="paragraph" style:parent-style-name="Text_20_body" style:list-style-name="L5">
      <style:text-properties officeooo:rsid="00574161" officeooo:paragraph-rsid="00574161"/>
    </style:style>
    <style:style style:name="P23" style:family="paragraph" style:parent-style-name="Text_20_body">
      <style:text-properties officeooo:rsid="00574161" officeooo:paragraph-rsid="00574161"/>
    </style:style>
    <style:style style:name="P24" style:family="paragraph" style:parent-style-name="Text_20_body">
      <style:paragraph-properties fo:text-align="center" style:justify-single-word="false"/>
      <style:text-properties officeooo:rsid="0046595f" officeooo:paragraph-rsid="0046595f"/>
    </style:style>
    <style:style style:name="P25" style:family="paragraph" style:parent-style-name="Text_20_body">
      <style:paragraph-properties fo:text-align="center" style:justify-single-word="false"/>
      <style:text-properties officeooo:rsid="0046595f" officeooo:paragraph-rsid="006378c2"/>
    </style:style>
    <style:style style:name="P26" style:family="paragraph" style:parent-style-name="Text_20_body">
      <style:paragraph-properties fo:text-align="center" style:justify-single-word="false"/>
      <style:text-properties officeooo:rsid="0046595f" officeooo:paragraph-rsid="00653527"/>
    </style:style>
    <style:style style:name="P27" style:family="paragraph" style:parent-style-name="Heading_20_1">
      <style:text-properties officeooo:rsid="0046595f" officeooo:paragraph-rsid="0046595f"/>
    </style:style>
    <style:style style:name="P28" style:family="paragraph" style:parent-style-name="Heading_20_2" style:list-style-name="">
      <style:paragraph-properties fo:line-height="150%" fo:text-align="center" style:justify-single-word="false"/>
      <style:text-properties officeooo:rsid="0046595f" officeooo:paragraph-rsid="0046595f"/>
    </style:style>
    <style:style style:name="P29" style:family="paragraph" style:parent-style-name="Heading_20_2">
      <style:text-properties officeooo:paragraph-rsid="0060e3a2"/>
    </style:style>
    <style:style style:name="P30" style:family="paragraph" style:parent-style-name="Heading_20_2">
      <style:text-properties officeooo:rsid="00574161" officeooo:paragraph-rsid="00574161"/>
    </style:style>
    <style:style style:name="P31" style:family="paragraph" style:parent-style-name="Heading_20_2">
      <style:paragraph-properties fo:break-before="page"/>
      <style:text-properties officeooo:rsid="0046595f" officeooo:paragraph-rsid="0046595f"/>
    </style:style>
    <style:style style:name="P32" style:family="paragraph" style:parent-style-name="Heading_20_3">
      <style:text-properties officeooo:rsid="0060e3a2" officeooo:paragraph-rsid="0060e3a2"/>
    </style:style>
    <style:style style:name="T1" style:family="text">
      <style:text-properties officeooo:rsid="0048c341"/>
    </style:style>
    <style:style style:name="T2" style:family="text">
      <style:text-properties officeooo:rsid="004aafc1"/>
    </style:style>
    <style:style style:name="T3" style:family="text">
      <style:text-properties officeooo:rsid="00433ea1"/>
    </style:style>
    <style:style style:name="T4" style:family="text">
      <style:text-properties officeooo:rsid="005528b5"/>
    </style:style>
    <style:style style:name="T5" style:family="text">
      <style:text-properties officeooo:rsid="004528e2"/>
    </style:style>
    <style:style style:name="T6" style:family="text">
      <style:text-properties officeooo:rsid="0055c8e2"/>
    </style:style>
    <style:style style:name="T7" style:family="text">
      <style:text-properties officeooo:rsid="005a1784"/>
    </style:style>
    <style:style style:name="T8" style:family="text">
      <style:text-properties officeooo:rsid="005b4381"/>
    </style:style>
    <style:style style:name="T9" style:family="text">
      <style:text-properties officeooo:rsid="005e1ab6"/>
    </style:style>
    <style:style style:name="T10" style:family="text">
      <style:text-properties officeooo:rsid="005fb79c"/>
    </style:style>
    <style:style style:name="T11" style:family="text">
      <style:text-properties officeooo:rsid="0060a9f7"/>
    </style:style>
    <style:style style:name="T12" style:family="text">
      <style:text-properties officeooo:rsid="0060e3a2"/>
    </style:style>
    <style:style style:name="T13" style:family="text">
      <style:text-properties officeooo:rsid="005763cb"/>
    </style:style>
    <style:style style:name="T14" style:family="text">
      <style:text-properties officeooo:rsid="005d88b2"/>
    </style:style>
    <style:style style:name="T15" style:family="text">
      <style:text-properties officeooo:rsid="006378c2"/>
    </style:style>
    <style:style style:name="T16" style:family="text">
      <style:text-properties officeooo:rsid="0066e5bf"/>
    </style:style>
    <style:style style:name="T17" style:family="text">
      <style:text-properties officeooo:rsid="00697cc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Geschäftsordnung des Vereins</text:h>
      <text:p text:style-name="P2">Open Medicine <text:span text:style-name="T11">Initiative</text:span> </text:p>
      <text:p text:style-name="P2">(nachfolgend Verein genannt)</text:p>
      <text:p text:style-name="P2"/>
      <text:p text:style-name="P2"/>
      <text:p text:style-name="P26"><text:span text:style-name="T15">Der Stand dieser Ordnung wurde von der Versammlung </text:span></text:p>
      <text:p text:style-name="P26"><text:span text:style-name="T15">am </text:span><text:span text:style-name="T16">TT.MM.JJJJ</text:span><text:span text:style-name="T15"> beschlossen.</text:span></text:p>
      <text:p text:style-name="P25"><text:span text:style-name="T15"/></text:p>
      <text:h text:style-name="P28" text:outline-level="2"/>
      <text:h text:style-name="P31" text:outline-level="2"><text:span text:style-name="T6">§ </text:span><text:span text:style-name="T15">1 </text:span>Geltungsbereich</text:h>
      <text:p text:style-name="P3"><text:span text:style-name="T15">Diese Geschäftsordnung ist nicht Bestandteil der Satzung. Sie regelt die</text:span> Durchführung von<text:span text:style-name="T9"> </text:span>Versammlungen, Sitzungen und Tagungen (nachfolgend Versammlung genannt) der <text:span text:style-name="T15">Vereinso</text:span>rgane. <text:span text:style-name="T12">Diese Ordnung kennt und unterscheidet reale und virtuelle Versammlungen</text:span><text:span text:style-name="T9">. </text:span><text:span text:style-name="T12">Darüber hinaus werden </text:span><text:span text:style-name="T15">in dieser Ordnung</text:span><text:span text:style-name="T12"> Regelungen zur Transparenz der Vereinsaktivität getroffen.</text:span></text:p>
      <text:p text:style-name="P1"/>
      <text:p text:style-name="P1"/>
      <text:h text:style-name="P29" text:outline-level="2"><text:span text:style-name="T6">§ </text:span><text:span text:style-name="T15">2 </text:span><text:span text:style-name="T12">Reale Versammlungen</text:span></text:h>
      <text:h text:style-name="P32" text:outline-level="3">(I) Versammlungsleitung</text:h>
      <text:list xml:id="list2488544222538768316" text:style-name="L1">
        <text:list-item text:start-value="1">
          <text:p text:style-name="P8">Jede Versammlung benötigt eine Person zur Leitung des Versammlungsablaufs.</text:p>
        </text:list-item>
        <text:list-item>
          <text:p text:style-name="P9">Die Versammlungsleitung <text:span text:style-name="T2">(VL)</text:span> wird durch eine Person der Versammlung übernommen welche von der Versammlung durch einfache Mehrheit ernannt wird.</text:p>
        </text:list-item>
        <text:list-item>
          <text:p text:style-name="P12"><text:span text:style-name="T1">Die Versammlungsleitung</text:span> prüft die Ordnungsmäßigkeit der Einberufung, die Anwesenheitsliste, die Stimmberechtigung. Sie gibt die Tagesordnung bekannt. Über Einsprüche gegen dieTagesordnung oder Änderungsanträge entscheidet die Versammlung ohne Debatte mit einfacher Mehrheit.</text:p>
        </text:list-item>
        <text:list-item>
          <text:p text:style-name="P12">Die Tagesordnungspunkte kommen in der vorgegebenen Reihenfolge zur Beratung und Abstimmung. </text:p>
        </text:list-item>
      </text:list>
      <text:p text:style-name="P1"/>
      <text:h text:style-name="Heading_20_3" text:outline-level="3"><text:span text:style-name="T12">(II)</text:span> Worterteilung und Rednerfolge</text:h>
      <text:list xml:id="list3034139815676552548" text:style-name="L2">
        <text:list-item>
          <text:p text:style-name="P13">Das Wort erteilt d<text:span text:style-name="T4">ie</text:span> Versammlungsleit<text:span text:style-name="T4">ung</text:span>. Die Worterteilung erfolgt in der Reihenfolge der Wortmeldungen bzw. Rednerliste.</text:p>
        </text:list-item>
        <text:list-item>
          <text:p text:style-name="P10">Es liegt <text:span text:style-name="T2">zunächst </text:span>im Ermessen der <text:span text:style-name="T2">VL</text:span> <text:span text:style-name="T2">ob eine Rednerliste erstellt wird oder die Reihenfolge aus dem Gedächtnis der Leitung eingehalten wird. Die Versammlung kann aber mit einfacher Mehrheit beschließen, eine Rednerliste durch die VL führen zu lassen.</text:span></text:p>
        </text:list-item>
        <text:list-item>
          <text:p text:style-name="P13">Antragsteller erhalten zu Beginn und am Ende der Aussprache ihres Tagesordnungspunktes das Wort.</text:p>
        </text:list-item>
        <text:list-item>
          <text:p text:style-name="P13">Vor Abschluss eines Tagesordnungspunktes muss von der VL sicher gestellt werden, dass jede Wortmeldung gehört wurde.</text:p>
        </text:list-item>
      </text:list>
      <text:p text:style-name="P4"/>
      <text:h text:style-name="Heading_20_3" text:outline-level="3"><text:soft-page-break/><text:span text:style-name="T12">(III)</text:span> Protokollführung</text:h>
      <text:list xml:id="list663908822926400402" text:style-name="L3">
        <text:list-item>
          <text:p text:style-name="P14">Bei allen Versammlungen wird ein Protokoll erstellt. <text:span text:style-name="T5">Das Protokoll hat Ort, Datum, Tagesordnung, Diskussion zu Tagesordnungspunkten sowie Ergebnisse der Abstimmungen/Wahlen zu enthalten und ist von der Versammlungsleitung zu unterschreiben</text:span></text:p>
        </text:list-item>
        <text:list-item>
          <text:p text:style-name="P15">Das Protokoll wird von einer <text:span text:style-name="T4">durch die</text:span> Versammlung gewählten Person geführt. <text:tab/></text:p>
        </text:list-item>
        <text:list-item>
          <text:p text:style-name="P15">Anträge während einer Versammlung werden in das Protokoll aufgenommen, sofern darüber auch diskutiert oder beschlossen wird. <text:tab/></text:p>
        </text:list-item>
        <text:list-item>
          <text:p text:style-name="P15">Vor Beschlüssen wird durch d<text:span text:style-name="T4">ie</text:span> <text:span text:style-name="T4">VL</text:span> die Beschlussfähigkeit der Versammlung festgestellt und durch den Protokollführer protokolliert. <text:tab/></text:p>
        </text:list-item>
        <text:list-item>
          <text:p text:style-name="P15">Abstimmungsergebnisse werden unmissverständlich und eindeutig protokolliert <text:tab/></text:p>
        </text:list-item>
        <text:list-item>
          <text:p text:style-name="P15">Anlagen werden stets <text:span text:style-name="T7">eindeutig</text:span> benannt, <text:span text:style-name="T7">im Protokoll abschließend referenziert und als Anlage beigefügt.</text:span></text:p>
        </text:list-item>
      </text:list>
      <text:p text:style-name="P5"/>
      <text:h text:style-name="Heading_20_2" text:outline-level="2">§ <text:span text:style-name="T15">3 </text:span><text:span text:style-name="T9">Virtuelle Versammlung</text:span></text:h>
      <text:list xml:id="list263212722259113204" text:style-name="L4">
        <text:list-item>
          <text:p text:style-name="P17">Für die Durchführung von <text:span text:style-name="T9">virtuellen Versammlungen</text:span> sieht diese Geschäftsordnung die Internetpl<text:span text:style-name="T8">at</text:span>tform Loomio (<text:a xlink:type="simple" xlink:href="http://www.loomio.org/">www.loomio.org</text:a>) vor. </text:p>
        </text:list-item>
        <text:list-item>
          <text:p text:style-name="P18">Jedes stimmberechtigte Mitglied erhält bei Vereinseintritt nach Beendigung der Probezeit einen Zugang für die zum Verein gehörigen Gruppen.</text:p>
        </text:list-item>
        <text:list-item>
          <text:p text:style-name="P19">Loomio erfüllt durch seine Arbeitsweise bereits alle Anforderungen zur Dokumentation des Versammlungsablaufs, stellt also selbst die Funktion der Protokollführung bereit.</text:p>
        </text:list-item>
        <text:list-item>
          <text:p text:style-name="P16"><text:span text:style-name="T10">Die Versammlungsleitung wird durch den Vorstand oder einer von ihm ernannten Person ausgeübt. Aufgabe der Versammlungsleitung ist den in der Einberufung festgelegten Abstimmungsgegenstand zur Abstimmung freizuschalten und nach Ablauf des zulässigen Abstimmungszeitraumes wieder zu schließen, </text:span><text:span text:style-name="T11">sowie das Ergebnis der Auszählung </text:span><text:span text:style-name="T12">festzustellen und den der Versammlung mitzuteilen.</text:span></text:p>
        </text:list-item>
      </text:list>
      <text:p text:style-name="P20"/>
      <text:h text:style-name="P29" text:outline-level="2">§ <text:span text:style-name="T15">4 Transparenz</text:span></text:h>
      <text:list xml:id="list1709531780" text:continue-numbering="true" text:style-name="L4">
        <text:list-item>
          <text:p text:style-name="P11"><text:span text:style-name="T3">Der Verein bekennt sich zu den Grundsätzen der “</text:span>Initiative Transparente Zivilgesellschaft<text:span text:style-name="T3">” von Transparency International e.V.</text:span></text:p>
        </text:list-item>
        <text:list-item>
          <text:p text:style-name="P21"><text:span text:style-name="T12">Er wird nach </text:span><text:span text:style-name="T9">erfolgreicher</text:span><text:span text:style-name="T12"> Eintragung in das Vereinsregister Unterzeichner der entsprechenden Selbstverpflichtungserklärung und kommt den damit verbunden </text:span><text:span text:style-name="T12">Berichtspflichten entsprechend nach.</text:span></text:p>
        </text:list-item>
      </text:list>
      <text:p text:style-name="P20"/>
      <text:h text:style-name="P30" text:outline-level="2"><text:bookmark-start text:name="__RefHeading__995_778181131"/><text:soft-page-break/>§ <text:span text:style-name="T15">5 </text:span>Interessenkonflikt<text:bookmark-end text:name="__RefHeading__995_778181131"/></text:h>
      <text:list xml:id="list5353697127936460854" text:style-name="L5">
        <text:list-item>
          <text:p text:style-name="P22">Der Verein verpflichtet jedes Mitglied des Vorstandes und jeden ehrenamtlichen oder hauptamtlichen Mitarbeiter mit Budgetverantwortung, jährlich:</text:p>
          <text:list>
            <text:list-item>
              <text:p text:style-name="P22">den Paragraph <text:bookmark-ref text:reference-format="text" text:ref-name="__RefHeading__995_778181131">§ 5 Interessenkonflikt</text:bookmark-ref> zu studieren und die Kenntnisnahme zu bestätigen sowie</text:p>
            </text:list-item>
            <text:list-item>
              <text:p text:style-name="P22">jede persönliche, verwandtschaftliche oder geschäftliche Beziehung anzuzeigen, die wahrscheinlicherweise Gelegenheit für einen Interessenkonflikt bieten oder die Wahrnehmung eines potenziellen Interessenkonfliktes hervorrufen könnten. </text:p>
            </text:list-item>
          </text:list>
        </text:list-item>
        <text:list-item>
          <text:p text:style-name="P22">Die mit diesem Fragebogen angegebenen Informationen unterliegen der Geheimhaltung und werden ausschließlich Mitgliedern des Vorstandes und der rechtlichen Vertretung des Vereins bei nachgewiesenem Bedarf zugänglich gemacht. Über Ausnahmen zur Wahrung der Vereinsinteressen entscheidet der Vorstand nach Beratung mit der betroffenen Person.</text:p>
        </text:list-item>
        <text:list-item>
          <text:p text:style-name="P22">Die folgenden Fragen sind nach bestem Wissen und Gewissen wahrheitsgemäß zu beantworten:</text:p>
          <text:list>
            <text:list-item>
              <text:p text:style-name="P22">Geben Sie die Namen aller juristischen Personen an, bei denen Sie als Mitglied im Vorstand, im Aufsichtsrat, in der Geschäftsführung, im Verwaltungsrat oder als Angestellter oder Arbeiter tätig sind und beschreiben Sie Ihre dortige Tätigkeit.</text:p>
            </text:list-item>
            <text:list-item>
              <text:p text:style-name="P22">Geben Sie die Namen aller juristischen Personen an, an denen Sie mindestens 10% der Anteile, Aktien, o.ä. besitzen.</text:p>
            </text:list-item>
            <text:list-item>
              <text:p text:style-name="P22">Sind Sie in anderen Beziehungen oder Vorgängen involviert, die einen Interessenkonflikt oder die Wahrnehmung eines potenziellen Interessenkonflikts hervorrufen können? Falls ja, beschreiben Sie bitte diese Beziehungen und Vorgänge.</text:p>
            </text:list-item>
          </text:list>
        </text:list-item>
      </text:list>
      <text:p text:style-name="P23"/>
      <text:p text:style-name="P23"/>
      <text:p text:style-name="P23"/>
      <text:p text:style-name="P23"/>
      <text:p text:style-name="P23"/>
      <text:p text:style-name="P23"/>
      <text:p text:style-name="P23"/>
      <text:p text:style-name="P23"/>
      <text:p text:style-name="P23"/>
      <text:p text:style-name="P7">______________________ <text:tab/><text:tab/><text:tab/><text:tab/>_____________________________________</text:p>
      <text:p text:style-name="P7"><text:span text:style-name="T13"><text:tab/>Ort, Datum <text:tab/><text:tab/><text:tab/><text:tab/><text:tab/>Unterschrift </text:span><text:span text:style-name="T14">eines Vorstandsmitglie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fo:text-align="center" style:justify-single-word="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fo:text-align="center" style:justify-single-word="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align="start"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0.3799in" fo:margin-right="0in" fo:text-indent="0in" style:auto-text-indent="false"/>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er"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25in" fo:margin-left="0.5in"/>
        </style:list-level-properties>
      </text:list-level-style-number>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officeooo:rsid="00697cc9"/>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s/><text:span text:style-name="MT1">Seite </text:span><text:page-number text:select-page="current">4</text:page-number> /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nni </meta:initial-creator>
    <meta:creation-date>2014-12-16T16:04:32.372475083</meta:creation-date>
    <dc:date>2015-01-26T15:09:13</dc:date>
    <dc:creator>bennidi </dc:creator>
    <meta:editing-duration>PT17H44M14S</meta:editing-duration>
    <meta:editing-cycles>68</meta:editing-cycles>
    <meta:generator>LibreOffice/4.0.2.2$Linux_x86 LibreOffice_project/400m0$Build-2</meta:generator>
    <meta:document-statistic meta:table-count="0" meta:image-count="0" meta:object-count="0" meta:page-count="4" meta:paragraph-count="45" meta:word-count="685" meta:character-count="5417" meta:non-whitespace-character-count="4781"/>
  </office:meta>
</office:document-meta>
</file>